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in" fo:margin-right="0in" fo:text-indent="0in" style:auto-text-indent="false"/>
      <style:text-properties style:font-name="Courier New" fo:font-size="10.5pt" style:font-size-asian="10.5pt" style:font-size-complex="10.5pt"/>
    </style:style>
    <style:style style:name="P9"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3<text:span text:style-name="T1">rd</text:span> party libraries. <text:s/>There are three steps required to build the library and example applications:</text:p>
      <text:p text:style-name="Standard"/>
      <text:list xml:id="list36598496" text:style-name="L1">
        <text:list-item>
          <text:p text:style-name="P12">Get the Tubras Framework Library code.</text:p>
        </text:list-item>
        <text:list-item>
          <text:p text:style-name="P12">Set the Framework location.</text:p>
        </text:list-item>
        <text:list-item>
          <text:p text:style-name="P12">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Note that current list of dependencies (Bullet, Irrlicht, &amp; OOLua) are setup as subversion externals and will be automatically checked out when the Tubras code is checked out.</text:p>
      <text:p text:style-name="Standard"/>
      <text:p text:style-name="Standard">Set the Framework Location</text:p>
      <text:p text:style-name="Standard"/>
      <text:p text:style-name="Standard">After the Tubras Framework source code has been saved to your hard disk, you need to set an environment variable named “<text:span text:style-name="T3">TUBRAS_SDK</text:span>” to the root location of the source code. <text:s/>For example, if you checked our the source code to:</text:p>
      <text:p text:style-name="Standard"/>
      <text:p text:style-name="P3">c:\dev\tubras</text:p>
      <text:p text:style-name="P3"/>
      <text:p text:style-name="P5">Then you would need to set “<text:span text:style-name="T3">TUBRAS_SDK</text:span>=c:\dev\tubras”</text:p>
      <text:p text:style-name="Standard"/>
      <text:p text:style-name="P2"/>
      <text:p text:style-name="P11">Getting the Dependencies</text:p>
      <text:p text:style-name="Standard"/>
      <text:p text:style-name="Standard">The list of dependencies includes:</text:p>
      <text:p text:style-name="Standard"/>
      <text:list xml:id="list36613579" text:style-name="L2">
        <text:list-item>
          <text:p text:style-name="P13">Bullet – Collision and physics library. (http://www.bulletphysics.com)</text:p>
          <text:p text:style-name="P13"/>
        </text:list-item>
        <text:list-item>
          <text:p text:style-name="P13">Irrklang – Audio library. (http://www.ambiera.com/irrklang/)</text:p>
          <text:p text:style-name="P13"/>
        </text:list-item>
        <text:list-item>
          <text:p text:style-name="P13">Irrlicht – 3D engine library. (<text:a xlink:type="simple" xlink:href="http://irrlicht.sourceforge.net/">http://irrlicht.sourceforge.net/</text:a>)</text:p>
          <text:p text:style-name="P13"/>
        </text:list-item>
        <text:list-item>
          <text:p text:style-name="P13">SCONS – Software Construction Tool. (http://www.scons.org)</text:p>
          <text:p text:style-name="P13"/>
        </text:list-item>
      </text:list>
      <text:p text:style-name="Standard">The <text:span text:style-name="T3">library</text:span>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SDK)\deps\</text:p>
      <text:p text:style-name="P4">bullet – Bullet library</text:p>
      <text:p text:style-name="P4">irrklang – Audio library</text:p>
      <text:p text:style-name="P4">irrlicht – 3D engine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9">Building the Dependencies</text:p>
      <text:p text:style-name="P6"/>
      <text:p text:style-name="P6">Irrlicht - Windows</text:p>
      <text:p text:style-name="P5"/>
      <text:p text:style-name="P5">Tubras uses the static builds of the Irrlicht library.</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Static lib - Release” build, and select the “Build | Rebuild Solution” menu item. <text:s/>After the build has completed, copy the following files:</text:p>
      <text:p text:style-name="P5"/>
      <text:p text:style-name="P5">irrlicht\lib\Win32-visualstudio\<text:span text:style-name="T3">Irrlicht.lib</text:span> $(<text:span text:style-name="T3">TUBRAS_SDK</text:span>)\libs\release</text:p>
      <text:p text:style-name="P5"/>
      <text:p text:style-name="P5">Change to the “Static lib - Debug” build in Visual Studio and again select the menu item: “Build | Rebuild Solution”. <text:s/>After that build has completed, copy the following files:</text:p>
      <text:p text:style-name="P5"/>
      <text:p text:style-name="P5">irrlicht\lib\Win32-visualstudio\<text:span text:style-name="T3">Irrlicht.lib</text:span> $(<text:span text:style-name="T3">TUBRAS_SDK</text:span>)\libs\debug</text:p>
      <text:p text:style-name="P5"/>
      <text:p text:style-name="P5"/>
      <text:p text:style-name="P6">Irrlicht – Linux</text:p>
      <text:p text:style-name="P5"/>
      <text:p text:style-name="P5">apt-get install build-essential</text:p>
      <text:p text:style-name="P5">apt-get install glutg3-dev</text:p>
      <text:p text:style-name="P5">apt-get install libxxf86vm-dev</text:p>
      <text:p text:style-name="P5"/>
      <text:p text:style-name="P5">With the above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7"/>
      <text:p text:style-name="P6"/>
      <text:p text:style-name="P6"><text:soft-page-break/></text:p>
      <text:p text:style-name="P10">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9">Build the Tubras Framework Library</text:p>
      <text:p text:style-name="P5"/>
      <text:p text:style-name="P5">The Tubras Framework Library includes the appropriate <text:span text:style-name="T3">SCONS</text:span> files for building on either Linux or Windows. <text:s/></text:p>
      <text:p text:style-name="P5"/>
      <text:p text:style-name="P5">Simply navigate to the Tubras root directory, and type "scons" to generate the debug version of the Tubras library or "scons release=1" to build the release version of the library.</text:p>
      <text:p text:style-name="P5"/>
      <text:p text:style-name="P5">Entering "scons -h" will display a complete list of build options:</text:p>
      <text:p text:style-name="P5"/>
      <text:p text:style-name="P8"><text:s/>Build Arguments/Options:</text:p>
      <text:p text:style-name="P8"><text:s text:c="4"/>release=1 <text:s text:c="10"/>Builds the release verion.</text:p>
      <text:p text:style-name="P8"/>
      <text:p text:style-name="P8"><text:s text:c="6"/>sound=? <text:s text:c="10"/>Selects the Sound System to use:</text:p>
      <text:p text:style-name="P8"><text:s text:c="27"/>1 - irrKlang Sound System (default)</text:p>
      <text:p text:style-name="P8"><text:s text:c="27"/>2 - FMOD Sound system</text:p>
      <text:p text:style-name="P8"><text:s text:c="27"/>3 - NULL Sound System (no sound)</text:p>
      <text:p text:style-name="P8"/>
      <text:p text:style-name="P8"><text:s text:c="5"/>depver=x.x <text:s text:c="8"/>Specify dependency version to use. Default is 'head'.</text:p>
      <text:p text:style-name="P8"><text:s text:c="24"/>Use 'depver=?' for a list of available versions.</text:p>
      <text:p text:style-name="P8"/>
      <text:p text:style-name="P8"><text:s text:c="7"/>deps=1 <text:s text:c="10"/>Retrieve Dependencies only.</text:p>
      <text:p text:style-name="P8"/>
      <text:p text:style-name="P5">If any of the dependencies (Bullet, Irrlicht, or irrKlang) do not exist underneath the "deps" directory, scons will attempt download them before building.</text:p>
      <text:p text:style-name="P5"/>
      <text:p text:style-name="P5">On Windows, the scons build requires Visual C++ 2008. <text:s/>The Tubras library also includes a Visual Studio 2008 Solution file included in "builds\win32\vc9".</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8$Build-4</meta:generator>
    <meta:initial-creator>Keith Murray</meta:initial-creator>
    <meta:creation-date>2008-07-15T13:52:11</meta:creation-date>
    <dc:creator>Keith Murray</dc:creator>
    <dc:date>2011-01-04T16:52:05.56</dc:date>
    <meta:editing-cycles>43</meta:editing-cycles>
    <meta:editing-duration>PT4H45M25S</meta:editing-duration>
    <meta:document-statistic meta:table-count="0" meta:image-count="0" meta:object-count="0" meta:page-count="6" meta:paragraph-count="76" meta:word-count="740" meta:character-count="5628"/>
    <meta:user-defined meta:name="Info 1"/>
    <meta:user-defined meta:name="Info 2"/>
    <meta:user-defined meta:name="Info 3"/>
    <meta:user-defined meta:name="Info 4"/>
  </office:meta>
</office:document-meta>
</file>